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officeooo:rsid="00179a4b" officeooo:paragraph-rsid="00179a4b" style:font-size-asian="17.5pt" style:font-size-complex="20pt"/>
    </style:style>
    <style:style style:name="P2" style:family="paragraph" style:parent-style-name="Standard">
      <style:text-properties fo:font-size="12pt" officeooo:rsid="00179a4b" officeooo:paragraph-rsid="00179a4b" style:font-size-asian="10.5pt" style:font-size-complex="12pt"/>
    </style:style>
    <style:style style:name="P3" style:family="paragraph" style:parent-style-name="Standard">
      <style:text-properties fo:font-size="12pt" officeooo:rsid="00179a4b" officeooo:paragraph-rsid="0018f623" style:font-size-asian="10.5pt" style:font-size-complex="12pt"/>
    </style:style>
    <style:style style:name="P4" style:family="paragraph" style:parent-style-name="Standard">
      <style:text-properties fo:font-size="12pt" officeooo:rsid="0018f623" officeooo:paragraph-rsid="0018f623" style:font-size-asian="10.5pt" style:font-size-complex="12pt"/>
    </style:style>
    <style:style style:name="P5" style:family="paragraph" style:parent-style-name="Standard">
      <style:text-properties fo:font-size="12pt" officeooo:rsid="001a2949" officeooo:paragraph-rsid="001a2949" style:font-size-asian="10.5pt" style:font-size-complex="12pt"/>
    </style:style>
    <style:style style:name="P6" style:family="paragraph" style:parent-style-name="Standard">
      <style:text-properties fo:font-size="12pt" officeooo:rsid="0018f623" officeooo:paragraph-rsid="0018f623" style:font-size-asian="10.5pt" style:font-size-complex="12pt"/>
    </style:style>
    <style:style style:name="P7" style:family="paragraph" style:parent-style-name="Standard">
      <style:text-properties fo:font-size="12pt" officeooo:rsid="001a2949" officeooo:paragraph-rsid="001a2949" style:font-size-asian="10.5pt" style:font-size-complex="12pt"/>
    </style:style>
    <style:style style:name="P8" style:family="paragraph" style:parent-style-name="Standard">
      <style:text-properties fo:font-size="12pt" officeooo:rsid="001bd3ad" officeooo:paragraph-rsid="001bd3ad" style:font-size-asian="10.5pt" style:font-size-complex="12pt"/>
    </style:style>
    <style:style style:name="P9" style:family="paragraph" style:parent-style-name="Standard">
      <style:text-properties fo:font-size="12pt" officeooo:rsid="001c90ae" officeooo:paragraph-rsid="001c90ae" style:font-size-asian="10.5pt" style:font-size-complex="12pt"/>
    </style:style>
    <style:style style:name="T1" style:family="text">
      <style:text-properties officeooo:rsid="0018f623"/>
    </style:style>
    <style:style style:name="T2" style:family="text">
      <style:text-properties officeooo:rsid="001a2949"/>
    </style:style>
    <style:style style:name="T3" style:family="text">
      <style:text-properties style:text-position="super 58%"/>
    </style:style>
    <style:style style:name="T4" style:family="text">
      <style:text-properties officeooo:rsid="001bd3a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on building the Algerian Linux Distribution </text:p>
      <text:p text:style-name="P2"/>
      <text:p text:style-name="P5">This documentation paper is going to help you advance as much as possible so all of us can get to the same point, thus helping us to aid each other along the way.</text:p>
      <text:p text:style-name="P2"/>
      <text:p text:style-name="P2">This is a draft and shall be updated frequently throughout the progress of the project : </text:p>
      <text:p text:style-name="P2">1 the general idea of the project :</text:p>
      <text:p text:style-name="P3">what we are trying to achieve <text:s/>is basically building a linux distribution. This goal can be achieved by numerous ways, but the way we decided o go with is basing our distribution from the Linux From Scratch (LFS) Project and then building our way up from there , <text:span text:style-name="T1">since the competition that we are in really recommends that we use it. How are we going to achieve that you might ask? Well following the instructions from the book and having <text:s/>well knowledge of how to use Linux system commands and Bash scripting is the requirement to start such project.</text:span></text:p>
      <text:p text:style-name="P5">The version of the book used is : 12.1</text:p>
      <text:p text:style-name="P5">to download it : https://www.linuxfromscratch.org/lfs/downloads/stable/</text:p>
      <text:p text:style-name="P4">2 before the beginning :</text:p>
      <text:p text:style-name="P4">As of the time of writing I am in the compiling stage <text:s/>and facing a few compilation errors here and there. So <text:s/>I will try my best to document all the steps taken to get to where I am.</text:p>
      <text:p text:style-name="P4">Your Linux system should be up to date , any thing based off Debian should be fine for our purpose. <text:s text:c="3"/></text:p>
      <text:p text:style-name="P4">The best way to learn and get the most out of the book is of course to read every bit of it and understand every part of it , </text:p>
      <text:p text:style-name="P4">3<text:tab/><text:span text:style-name="T2">CHAPTER 1 &amp; 2 </text:span><text:s/>: </text:p>
      <text:p text:style-name="P5">After trying out a lot of methods to set up the environment , the best way I found is to follow the instructions of the book directly from the first page to the 21<text:span text:style-name="T3">st</text:span> .</text:p>
      <text:p text:style-name="P5">It might seem weird but it is the fastest way to set up for the download phase of the project.</text:p>
      <text:p text:style-name="P5">Copying and pasting the commands should do the trick.</text:p>
      <text:p text:style-name="P5">4 <text:s text:c="2"/><text:span text:style-name="T4">CHAPTER 3 &amp; 4 :</text:span></text:p>
      <text:p text:style-name="P8">after setting up the environment correctly you need to download the needed packages and patches, </text:p>
      <text:p text:style-name="P8">again following the books directions carefully.</text:p>
      <text:p text:style-name="P9">When It comes to download the packages manually it takes a long time, so I suggest using the script provided on github called <text:span text:style-name="T5">download.csv </text:span><text:span text:style-name="T6">and along with it the <text:s/></text:span><text:span text:style-name="T5">packages.sh </text:span><text:span text:style-name="T6"><text:s/>script in order to speed up things , it downloads the needed packages and necessary patches.</text:span></text:p>
      <text:p text:style-name="P8"><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1:47:20.455042948</meta:creation-date>
    <dc:date>2024-07-06T15:34:21.558346979</dc:date>
    <meta:editing-duration>PT22M51S</meta:editing-duration>
    <meta:editing-cycles>3</meta:editing-cycles>
    <meta:generator>LibreOffice/7.3.7.2$Linux_X86_64 LibreOffice_project/30$Build-2</meta:generator>
    <meta:document-statistic meta:table-count="0" meta:image-count="0" meta:object-count="0" meta:page-count="1" meta:paragraph-count="20" meta:word-count="413" meta:character-count="2204" meta:non-whitespace-character-count="1791"/>
  </office:meta>
</office:document-meta>
</file>